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B10000047629824AE62942EDBD.jpg" manifest:media-type="image/jpeg"/>
  <manifest:file-entry manifest:full-path="Pictures/10000000000000930000007A336E152738AC248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93cm"/>
    </style:style>
    <style:style style:name="Table1.J" style:family="table-column">
      <style:table-column-properties style:column-width="1.692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P8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P9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0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1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000080" style:font-name="Bookman Old Style" fo:font-weight="bold" style:font-weight-asian="bold" style:font-name-complex="Tahoma"/>
    </style:style>
    <style:style style:name="T6" style:family="text">
      <style:text-properties fo:color="#000080" style:font-name="Bookman Old Style" fo:font-weight="bold" style:font-weight-asian="bold"/>
    </style:style>
    <style:style style:name="T7" style:family="text">
      <style:text-properties fo:color="#000080" style:font-name="Bookman Old Style" fo:font-size="9pt" fo:font-weight="bold" style:font-size-asian="9pt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9" style:family="text">
      <style:text-properties fo:color="#000080" style:font-name="Bookman Old Style" fo:font-size="9pt" style:font-size-asian="9pt" style:font-size-complex="9pt"/>
    </style:style>
    <style:style style:name="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20º SIMULADO OAB 2013.2 REALIZADO EM </text:span></text:p>
      <text:p text:style-name="P1"><text:span text:style-name="T1">22 DE NOVEMBRO DE 2013</text:span></text:p>
      <table:table table:name="Table1" table:style-name="Table1">
        <table:table-column table:style-name="Table1.A" table:number-columns-repeated="9"/>
        <table:table-column table:style-name="Table1.J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4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text:bookmark text:name="_GoBack"/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4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4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4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2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3" style:family="paragraph" style:parent-style-name="Header">
      <style:text-properties fo:color="#000080" style:font-name="Bookman Old Style" fo:font-weight="bold" style:font-weight-asian="bold" style:font-name-complex="Tahoma"/>
    </style:style>
    <style:style style:name="MP4" style:family="paragraph" style:parent-style-name="Header">
      <style:paragraph-properties fo:text-align="center" style:justify-single-word="false"/>
      <style:text-properties fo:color="#000080" style:font-name="Bookman Old Style" fo:font-weight="bold" style:font-weight-asian="bold" style:font-name-complex="Tahoma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7" style:family="paragraph" style:parent-style-name="Footer">
      <style:paragraph-properties fo:text-align="center" style:justify-single-word="false"/>
    </style:style>
    <style:style style:name="MP8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fo:color="#000080" style:font-name="Bookman Old Style" fo:font-size="9pt" style:font-size-asian="9pt" style:font-size-complex="9pt"/>
    </style:style>
    <style:style style:name="Mfr1" style:family="graphic" style:parent-style-name="Graphics">
      <style:graphic-properties fo:margin-left="0.37cm" fo:margin-right="0.342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7cm" fo:margin-right="0.333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2" text:anchor-type="char" svg:x="13.631cm" svg:y="-0.062cm" svg:width="2.831cm" svg:height="2.355cm" draw:z-index="1"><draw:image xlink:href="Pictures/10000000000000930000007A336E152738AC2480.png" xlink:type="simple" xlink:show="embed" xlink:actuate="onLoad"/><svg:desc>logodireito</svg:desc><draw:contour-polygon svg:width="150px" svg:height="120px" svg:viewBox="0 0 150 120" draw:points="-2,0 -2,120 148,120 148,0" draw:recreate-on-edit="false"/></draw:frame><draw:frame draw:style-name="Mfr2" draw:name="Imagem 1" text:anchor-type="char" svg:x="-3cm" svg:y="-1.289cm" svg:width="2.683cm" svg:height="29.845cm" draw:z-index="0"><draw:image xlink:href="Pictures/10000000000000B10000047629824AE62942EDBD.jpg" xlink:type="simple" xlink:show="embed" xlink:actuate="onLoad"/><svg:desc>fundo</svg:desc></draw:frame><text:span text:style-name="MT1">NÚCLEO DE PRÁTICA JURÍDICA</text:span></text:p>
        <text:p text:style-name="MP2"/>
        <text:p text:style-name="MP1"><text:span text:style-name="MT1">SIMULADO DO EXAME DE ORDEM</text:span></text:p>
        <text:p text:style-name="MP3"/>
        <text:p text:style-name="MP4"><draw:line text:anchor-type="char" draw:z-index="2" draw:style-name="Mgr1" draw:text-style-name="MP5" svg:x1="0cm" svg:y1="0.092cm" svg:x2="13.208cm" svg:y2="0.092cm"><text:p/></draw:line></text:p>
      </style:header>
      <style:footer>
        <text:p text:style-name="MP6"/>
        <text:p text:style-name="MP7"><text:span text:style-name="MT2">20º</text:span><text:span text:style-name="MT3"> Simulado OAB – novembro/2013</text:span></text:p>
        <text:p text:style-name="MP7"><text:span text:style-name="MT4">Praia de Botafogo, 190, 9º andar, sala 918 <text:s text:c="4"/>Rio de Janeiro/RJ <text:s text:c="4"/>Brasil <text:s text:c="4"/>22250-900</text:span></text:p>
        <text:p text:style-name="MP7"><text:span text:style-name="MT4">Tel: (55 21) 3799-5915 <text:s text:c="4"/>Fax: (55 21) 3799-5626 <text:s text:c="4"/>www.direitorio.fgv.br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148</meta:editing-cycles>
    <meta:print-date>2013-09-23T19:40:00</meta:print-date>
    <meta:creation-date>2012-05-02T18:59:00</meta:creation-date>
    <dc:date>2013-11-19T13:25:00</dc:date>
    <meta:editing-duration>PT20H2M</meta:editing-duration>
    <meta:generator>LibreOffice/5.1.6.2$Linux_X86_64 LibreOffice_project/10m0$Build-2</meta:generator>
    <meta:document-statistic meta:table-count="1" meta:image-count="2" meta:object-count="0" meta:page-count="1" meta:paragraph-count="155" meta:word-count="207" meta:character-count="666" meta:non-whitespace-character-count="592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